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4D300000A2100000A211256D15DED0EB13D.svg" manifest:media-type="image/svg+xml"/>
  <manifest:file-entry manifest:full-path="Pictures/100012E700001B98000020599964C5016A22AE1B.svg" manifest:media-type="image/svg+xml"/>
  <manifest:file-entry manifest:full-path="Pictures/100000010000007A0000007A847BD125BC8D1D85.png" manifest:media-type="image/png"/>
  <manifest:file-entry manifest:full-path="Pictures/10000001000001D6000000C6C5021F7F974B3E4D.png" manifest:media-type="image/png"/>
  <manifest:file-entry manifest:full-path="Pictures/100037DB000052DD000052DD27AD008058A48B3A.svg" manifest:media-type="image/svg+xml"/>
  <manifest:file-entry manifest:full-path="Pictures/10000001000002C3000002C3E44C2829B3177896.png" manifest:media-type="image/png"/>
  <manifest:file-entry manifest:full-path="Pictures/10002934000026D50000105AD445A2B64E397C82.svg" manifest:media-type="image/svg+xml"/>
  <manifest:file-entry manifest:full-path="Pictures/100000010000014E0000018746A583C9B7285A0F.png" manifest:media-type="image/png"/>
  <manifest:file-entry manifest:full-path="Pictures/10000C5A00001A9000001A90115837F6829AAC39.svg" manifest:media-type="image/svg+xml"/>
  <manifest:file-entry manifest:full-path="Pictures/1000000100000141000001415AD06F27C54B0E22.png" manifest:media-type="image/png"/>
  <manifest:file-entry manifest:full-path="Pictures/100007D900004AEE00003A166A8CDB57205F6C8B.svg" manifest:media-type="image/svg+xml"/>
  <manifest:file-entry manifest:full-path="Pictures/10000001000003230000026E4C5CF4361FE6FFFF.png" manifest:media-type="image/png"/>
  <manifest:file-entry manifest:full-path="Pictures/100000000000030800000213A88ED7473C39D2C2.png" manifest:media-type="image/png"/>
  <manifest:file-entry manifest:full-path="Pictures/100012C10001027C00004B2307B067E780FDF4E9.svg" manifest:media-type="image/svg+xml"/>
  <manifest:file-entry manifest:full-path="Pictures/100000010000051F0000017D9D1CF74B31CA2612.png" manifest:media-type="image/png"/>
  <manifest:file-entry manifest:full-path="Pictures/1000020300003E1D00003E1DF2746F09BF5BD622.svg" manifest:media-type="image/svg+xml"/>
  <manifest:file-entry manifest:full-path="Pictures/10000001000002C3000002C35FAACFBDCF1C17A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05cm" fo:min-width="9.2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9cm, 1.557cm, 1.865cm, 1.909cm)" draw:image-opacity="100%" style:mirror="none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2cm" fo:min-width="1.052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2cm" fo:min-width="0.8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7cm" fo:min-width="0.153cm" fo:padding-top="0.151cm" fo:padding-bottom="0.151cm" fo:padding-left="0.276cm" fo:padding-right="0.276cm" loext:decorative="false"/>
    </style:style>
    <style:style style:name="P1" style:family="paragraph">
      <style:paragraph-properties fo:text-align="center" style:writing-mode="lr-tb"/>
      <style:text-properties style:font-name="Verdana"/>
    </style:style>
    <style:style style:name="P2" style:family="paragraph">
      <loext:graphic-properties draw:fill-color="#b4c7dc"/>
      <style:paragraph-properties fo:text-align="center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  <style:text-properties style:font-name="Verdana"/>
    </style:style>
    <style:style style:name="P4" style:family="paragraph">
      <loext:graphic-properties draw:fill="solid"/>
      <style:paragraph-properties fo:text-align="center"/>
      <style:text-properties style:font-name="Verdana"/>
    </style:style>
    <style:style style:name="P5" style:family="paragraph">
      <style:paragraph-properties fo:text-align="center"/>
    </style:style>
    <style:style style:name="P6" style:family="paragraph">
      <loext:graphic-properties draw:fill-color="#ffe994"/>
      <style:paragraph-properties fo:text-align="center" style:writing-mode="lr-tb"/>
      <style:text-properties style:font-name="Verdana"/>
    </style:style>
    <style:style style:name="P7" style:family="paragraph"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8" style:family="paragraph">
      <loext:graphic-properties draw:fill-color="#ffa6a6"/>
      <style:paragraph-properties fo:text-align="center" style:writing-mode="lr-tb"/>
      <style:text-properties style:font-name="Verdana" fo:font-weight="bold" style:font-weight-asian="bold" style:font-weight-complex="bold"/>
    </style:style>
    <style:style style:name="T1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Verdana" fo:font-size="15pt" style:font-size-asian="15pt" style:font-size-complex="1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9.7cm" svg:height="3.3cm" svg:x="9.5cm" svg:y="1.1cm">
            <text:p text:style-name="P1"><text:span text:style-name="T1">Week 1</text:span></text:p>
            <text:p text:style-name="P1"><text:span text:style-name="T2"/></text:p>
            <text:p text:style-name="P1"><text:span text:style-name="T2">Linux ecosystem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92cm" svg:height="1.692cm" svg:x="1.8cm" svg:y="1.108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7A0000007A847BD125BC8D1D85.png" xlink:type="simple" xlink:show="embed" xlink:actuate="onLoad" draw:mime-type="image/png"/>
          </draw:frame>
          <draw:frame draw:style-name="gr3" draw:text-style-name="P3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E44C2829B3177896.png" xlink:type="simple" xlink:show="embed" xlink:actuate="onLoad" draw:mime-type="image/png"/>
          </draw:frame>
          <draw:frame draw:name="bash.svg" draw:style-name="gr3" draw:text-style-name="P3" draw:layer="layout" svg:width="4.1cm" svg:height="1.726cm" svg:x="1.6cm" svg:y="3.47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D6000000C6C5021F7F974B3E4D.png" xlink:type="simple" xlink:show="embed" xlink:actuate="onLoad" draw:mime-type="image/png"/>
            <svg:title>Asset 1</svg:title>
          </draw:frame>
          <draw:frame draw:style-name="gr3" draw:text-style-name="P3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4E0000018746A583C9B7285A0F.png" xlink:type="simple" xlink:show="embed" xlink:actuate="onLoad" draw:mime-type="image/png"/>
          </draw:frame>
          <draw:line draw:style-name="gr4" draw:text-style-name="P4" draw:layer="layout" svg:x1="8.192cm" svg:y1="1.3cm" svg:x2="7.292cm" svg:y2="3.6cm">
            <text:p/>
          </draw:line>
          <draw:frame draw:style-name="gr3" draw:text-style-name="P3" draw:layer="layout" svg:width="1.4cm" svg:height="1.4cm" svg:x="4.1cm" svg:y="2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41000001415AD06F27C54B0E22.png" xlink:type="simple" xlink:show="embed" xlink:actuate="onLoad" draw:mime-type="image/png"/>
          </draw:frame>
          <draw:frame draw:style-name="gr3" draw:text-style-name="P3" draw:layer="layout" svg:width="3.8cm" svg:height="2.946cm" svg:x="5.4cm" svg:y="5.2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3230000026E4C5CF4361FE6FFFF.png" xlink:type="simple" xlink:show="embed" xlink:actuate="onLoad" draw:mime-type="image/png"/>
          </draw:frame>
          <draw:frame draw:style-name="gr5" draw:text-style-name="P5" draw:layer="layout" svg:width="3.226cm" svg:height="2cm" svg:x="5.9cm" svg:y="9.4cm">
            <draw:image xlink:href="Pictures/100000000000030800000213A88ED7473C39D2C2.png" xlink:type="simple" xlink:show="embed" xlink:actuate="onLoad" draw:mime-type="image/png">
              <text:p/>
            </draw:image>
          </draw:frame>
          <draw:frame draw:style-name="gr3" draw:text-style-name="P3" draw:layer="layout" svg:width="6.112cm" svg:height="1.776cm" svg:x="1.7cm" svg:y="8.3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1F0000017D9D1CF74B31CA2612.png" xlink:type="simple" xlink:show="embed" xlink:actuate="onLoad" draw:mime-type="image/png"/>
          </draw:frame>
          <draw:g draw:style-name="gr1">
            <draw:frame draw:name="abstract-user-flat-1.svg" draw:style-name="gr3" draw:text-style-name="P3" draw:layer="layout" svg:width="0.802cm" svg:height="0.895cm" svg:x="9.56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8cm" svg:y="1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" draw:text-style-name="P2" draw:layer="layout" svg:width="9.7cm" svg:height="3.3cm" svg:x="9.5cm" svg:y="4.7cm">
            <text:p text:style-name="P1"><text:span text:style-name="T3">Week 2 &amp; 3</text:span></text:p>
            <text:p text:style-name="P1"><text:span text:style-name="T4"/></text:p>
            <text:p text:style-name="P1"><text:span text:style-name="T4">Geoscripting in 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8.3cm">
            <text:p text:style-name="P1"><text:span text:style-name="T3">Week 4 &amp; 5</text:span></text:p>
            <text:p text:style-name="P1"><text:span text:style-name="T5"/></text:p>
            <text:p text:style-name="P1"><text:span text:style-name="T6">Geoscripting in 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11.9cm">
            <text:p text:style-name="P1"><text:span text:style-name="T3">Week 6 &amp; 7 </text:span></text:p>
            <text:p text:style-name="P1"><text:span text:style-name="T5"/></text:p>
            <text:p text:style-name="P1"><text:span text:style-name="T6">Project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9.7cm" svg:height="1.6cm" svg:x="9.5cm" svg:y="15.5cm">
            <text:p text:style-name="P1"><text:span text:style-name="T3">Week 8 </text:span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5.1cm">
            <text:p text:style-name="P1">Assignment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6.9cm">
            <text:p text:style-name="P1">Assignment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4.3cm" svg:height="0.9cm" svg:x="17.5cm" svg:y="15.828cm">
            <text:p text:style-name="P7"><text:span text:style-name="T7">Exa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14.1cm">
            <text:p text:style-name="P1">Presentatio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abstract-user-flat-1.svg_5" draw:style-name="gr3" draw:text-style-name="P3" draw:layer="layout" svg:width="0.707cm" svg:height="0.756cm" svg:x="9.603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6" draw:style-name="gr3" draw:text-style-name="P3" draw:layer="layout" svg:width="0.708cm" svg:height="0.756cm" svg:x="10.31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7" draw:style-name="gr3" draw:text-style-name="P3" draw:layer="layout" svg:width="0.707cm" svg:height="0.756cm" svg:x="9.603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8" draw:style-name="gr3" draw:text-style-name="P3" draw:layer="layout" svg:width="0.708cm" svg:height="0.756cm" svg:x="10.31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0" draw:text-style-name="P3" draw:layer="layout" svg:width="1.498cm" svg:height="1.6cm" svg:x="9.562cm" svg:y="11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">
            <draw:frame draw:name="abstract-user-flat-1.svg" draw:style-name="gr3" draw:text-style-name="P3" draw:layer="layout" svg:width="0.802cm" svg:height="0.895cm" svg:x="9.56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1cm" svg:y="4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1">
            <draw:frame draw:name="abstract-user-flat-1.svg" draw:style-name="gr3" draw:text-style-name="P3" draw:layer="layout" svg:width="0.802cm" svg:height="0.895cm" svg:x="9.56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6cm" svg:y="8.3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name="abstract-user-flat-1.svg_ 1" draw:style-name="gr3" draw:text-style-name="P3" draw:layer="layout" svg:width="0.708cm" svg:height="0.756cm" svg:x="9.578cm" svg:y="15.56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1" draw:text-style-name="P3" draw:layer="layout" svg:width="0.781cm" svg:height="0.815cm" svg:x="9.547cm" svg:y="15.5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1T21:46:39.802108402</meta:creation-date>
    <dc:date>2023-08-25T13:58:41.580000000</dc:date>
    <meta:editing-duration>PT4H5M5S</meta:editing-duration>
    <meta:editing-cycles>11</meta:editing-cycles>
    <meta:generator>LibreOffice/7.6.0.3$Windows_X86_64 LibreOffice_project/69edd8b8ebc41d00b4de3915dc82f8f0fc3b6265</meta:generator>
    <meta:document-statistic meta:object-count="38"/>
  </office:meta>
</office:document-meta>
</file>